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</text:p>
          </draw:text-box>
        </draw:frame>
        <draw:frame draw:style-name="TransBox" svg:width="31.8700cm" svg:height="5.5000cm" svg:x="1.0000cm" svg:y="2.3000cm">
          <draw:text-box>
            <text:p text:style-name="PTitleMain">Variables, Templates, and Files</text:p>
          </draw:text-box>
        </draw:frame>
        <draw:frame draw:style-name="TransBox" svg:width="31.8700cm" svg:height="3.5000cm" svg:x="1.0000cm" svg:y="8.8000cm">
          <draw:text-box>
            <text:p text:style-name="PBody">Variables and templates let you write reusable playbooks that work across different environments (dev, staging, prod) without changing the code. Resource: Notes Ansible — Variable precedence: The full 22-level precede…</text:p>
          </draw:text-box>
        </draw:frame>
        <draw:frame draw:style-name="TransBox" svg:width="31.8700cm" svg:height="0.7000cm" svg:x="1.0000cm" svg:y="17.8000cm">
          <draw:text-box>
            <text:p text:style-name="PFooter">04-rhce/ansible-vars-template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Defining variables</text:p>
            <text:p text:style-name="PBullet">▶  Variable precedence (simplified, lowest to highest)</text:p>
            <text:p text:style-name="PBullet">▶  Variable usage in tasks</text:p>
            <text:p text:style-name="PBullet">▶  Jinja2 templates</text:p>
            <text:p text:style-name="PBullet">▶  The lineinfile module</text:p>
            <text:p text:style-name="PBullet">▶  The blockinfile module</text:p>
            <text:p text:style-name="PBullet">▶  Ansible Vault (secret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ariable precedence (simplified, lowest to highest)</text:p>
          </draw:text-box>
        </draw:frame>
        <draw:frame draw:style-name="TransBox" svg:width="15.7350cm" svg:height="13.5500cm" svg:x="1.0000cm" svg:y="4.0000cm">
          <draw:text-box>
            <text:p text:style-name="PBullet">• Extra vars (-e) always win:</text:p>
          </draw:text-box>
        </draw:frame>
        <draw:frame draw:style-name="CodeBox" svg:width="15.7350cm" svg:height="13.5500cm" svg:x="17.1350cm" svg:y="4.0000cm">
          <draw:text-box>
            <text:p text:style-name="PCode">role defaults → inventory group_vars → inventory host_vars
  → playbook vars → extra vars (-e flag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ariable precedence (simplified, lowest to highest) (cont.)</text:p>
          </draw:text-box>
        </draw:frame>
        <draw:frame draw:style-name="CodeBox" svg:width="31.8700cm" svg:height="13.5500cm" svg:x="1.0000cm" svg:y="4.0000cm">
          <draw:text-box>
            <text:p text:style-name="PCode">ansible-playbook site.yml -e "app_port=9090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ariable usage in tasks</text:p>
          </draw:text-box>
        </draw:frame>
        <draw:frame draw:style-name="TransBox" svg:width="15.7350cm" svg:height="13.5500cm" svg:x="1.0000cm" svg:y="4.0000cm">
          <draw:text-box>
            <text:p text:style-name="PBullet">• Always quote variables that are the entire YAML value to avoid type coercion:</text:p>
          </draw:text-box>
        </draw:frame>
        <draw:frame draw:style-name="CodeBox" svg:width="15.7350cm" svg:height="13.5500cm" svg:x="17.1350cm" svg:y="4.0000cm">
          <draw:text-box>
            <text:p text:style-name="PCode">- name: Template a config file
  ansible.builtin.template:
    src: templates/nginx.conf.j2
    dest: /etc/nginx/nginx.conf

- name: Create a user
  ansible.builtin.user:
    name: "{{ app_user }}"
    home: "{{ app_dir }}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ariable usage in tasks (cont.)</text:p>
          </draw:text-box>
        </draw:frame>
        <draw:frame draw:style-name="CodeBox" svg:width="31.8700cm" svg:height="13.5500cm" svg:x="1.0000cm" svg:y="4.0000cm">
          <draw:text-box>
            <text:p text:style-name="PCode">path: "{{ app_dir }}"    # correct
path: {{ app_dir }}      # incorrect — YAML parse error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inja2 templates</text:p>
          </draw:text-box>
        </draw:frame>
        <draw:frame draw:style-name="TransBox" svg:width="15.7350cm" svg:height="13.5500cm" svg:x="1.0000cm" svg:y="4.0000cm">
          <draw:text-box>
            <text:p text:style-name="PBullet">• Templates use Jinja2 syntax and are rendered on the managed node.</text:p>
            <text:p text:style-name="PBullet">• Deploy the template:</text:p>
          </draw:text-box>
        </draw:frame>
        <draw:frame draw:style-name="CodeBox" svg:width="15.7350cm" svg:height="13.5500cm" svg:x="17.1350cm" svg:y="4.0000cm">
          <draw:text-box>
            <text:p text:style-name="PCode">templates/
  nginx.conf.j2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inja2 templates (cont.)</text:p>
          </draw:text-box>
        </draw:frame>
        <draw:frame draw:style-name="CodeBox" svg:width="31.8700cm" svg:height="13.5500cm" svg:x="1.0000cm" svg:y="4.0000cm">
          <draw:text-box>
            <text:p text:style-name="PCode"># templates/nginx.conf.j2
worker_processes auto;

events {
    worker_connections 1024;
}

http {
    server {
        listen {{ app_port }};
        server_name {{ inventory_hostname }};

        root {{ app_dir }};

… (3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inja2 templates (cont.)</text:p>
          </draw:text-box>
        </draw:frame>
        <draw:frame draw:style-name="CodeBox" svg:width="31.8700cm" svg:height="13.5500cm" svg:x="1.0000cm" svg:y="4.0000cm">
          <draw:text-box>
            <text:p text:style-name="PCode">- name: Deploy nginx config
  ansible.builtin.template:
    src: templates/nginx.conf.j2
    dest: /etc/nginx/nginx.conf
    owner: root
    group: root
    mode: '0644'
  notify: Reload nginx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lineinfile module</text:p>
          </draw:text-box>
        </draw:frame>
        <draw:frame draw:style-name="TransBox" svg:width="15.7350cm" svg:height="13.5500cm" svg:x="1.0000cm" svg:y="4.0000cm">
          <draw:text-box>
            <text:p text:style-name="PBullet">• Useful for managing single lines in config files:</text:p>
          </draw:text-box>
        </draw:frame>
        <draw:frame draw:style-name="CodeBox" svg:width="15.7350cm" svg:height="13.5500cm" svg:x="17.1350cm" svg:y="4.0000cm">
          <draw:text-box>
            <text:p text:style-name="PCode">- name: Set MaxSessions in sshd_config
  ansible.builtin.lineinfile:
    path: /etc/ssh/sshd_config
    regexp: '^#?MaxSessions'
    line: 'MaxSessions 10'
    state: present
  notify: Restart ssh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blockinfile module</text:p>
          </draw:text-box>
        </draw:frame>
        <draw:frame draw:style-name="TransBox" svg:width="15.7350cm" svg:height="13.5500cm" svg:x="1.0000cm" svg:y="4.0000cm">
          <draw:text-box>
            <text:p text:style-name="PBullet">• Manage a multi-line block:</text:p>
          </draw:text-box>
        </draw:frame>
        <draw:frame draw:style-name="CodeBox" svg:width="15.7350cm" svg:height="13.5500cm" svg:x="17.1350cm" svg:y="4.0000cm">
          <draw:text-box>
            <text:p text:style-name="PCode">- name: Add hosts entries
  ansible.builtin.blockinfile:
    path: /etc/hosts
    block: |
      192.168.1.101 web01 web01.lab.local
      192.168.1.102 web02 web02.lab.local
    marker: "# {mark} ANSIBLE MANAGED BLOCK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nsible Vault (secrets)</text:p>
          </draw:text-box>
        </draw:frame>
        <draw:frame draw:style-name="TransBox" svg:width="15.7350cm" svg:height="13.5500cm" svg:x="1.0000cm" svg:y="4.0000cm">
          <draw:text-box>
            <text:p text:style-name="PBullet">• Never store passwords in plain-text vars files:</text:p>
          </draw:text-box>
        </draw:frame>
        <draw:frame draw:style-name="CodeBox" svg:width="15.7350cm" svg:height="13.5500cm" svg:x="17.1350cm" svg:y="4.0000cm">
          <draw:text-box>
            <text:p text:style-name="PCode"># Encrypt a vars file
ansible-vault encrypt vars/secrets.yml

# View an encrypted file
ansible-vault view vars/secrets.yml

# Edit an encrypted file
ansible-vault edit vars/secrets.yml

# Run playbook with vault
ansible-playbook site.yml --ask-vault-pass

… (2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Variables, Templates, and Files</text:p>
          </draw:text-box>
        </draw:frame>
        <draw:frame draw:style-name="TransBox" svg:width="31.8700cm" svg:height="13.5500cm" svg:x="1.0000cm" svg:y="4.0000cm">
          <draw:text-box>
            <text:p text:style-name="PBullet">✓  Variable precedence (simplified, lowest to highest): Extra vars (-e) always win:</text:p>
            <text:p text:style-name="PBullet">✓  Variable usage in tasks: Always quote variables that are the entire YAML value to avoid type coercion:</text:p>
            <text:p text:style-name="PBullet">✓  Jinja2 templates: Templates use Jinja2 syntax and are rendered on the managed node.</text:p>
            <text:p text:style-name="PBullet">✓  The lineinfile module: Useful for managing single lines in config files:</text:p>
            <text:p text:style-name="PBullet">✓  The blockinfile module: Manage a multi-line block:</text:p>
            <text:p text:style-name="PBullet">✓  Ansible Vault (secrets): Never store passwords in plain-text vars files: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